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0.076cm" svg:height="17.318cm" svg:x="13.574cm" svg:y="0.85cm">
            <draw:object draw:notify-on-update-of-ranges="Sheet1.B1:Sheet1.B100 Sheet1.A1:Sheet1.A100 Sheet1.A1:Sheet1.A100 Sheet1.C1:Sheet1.C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formula="of:=400*ROW()" office:value-type="float" office:value="400" calcext:value-type="float">
            <text:p>400</text:p>
          </table:table-cell>
          <table:table-cell office:value-type="float" office:value="0.0677502155303955" calcext:value-type="float">
            <text:p>0,0677502155</text:p>
          </table:table-cell>
          <table:table-cell office:value-type="float" office:value="0.0255706310272217" calcext:value-type="float">
            <text:p>0,025570631</text:p>
          </table:table-cell>
        </table:table-row>
        <table:table-row table:style-name="ro1">
          <table:table-cell table:formula="of:=400*ROW()" office:value-type="float" office:value="800" calcext:value-type="float">
            <text:p>800</text:p>
          </table:table-cell>
          <table:table-cell office:value-type="float" office:value="0.13478684425354" calcext:value-type="float">
            <text:p>0,1347868443</text:p>
          </table:table-cell>
          <table:table-cell office:value-type="float" office:value="0.0454356670379639" calcext:value-type="float">
            <text:p>0,045435667</text:p>
          </table:table-cell>
        </table:table-row>
        <table:table-row table:style-name="ro1">
          <table:table-cell table:formula="of:=400*ROW()" office:value-type="float" office:value="1200" calcext:value-type="float">
            <text:p>1200</text:p>
          </table:table-cell>
          <table:table-cell office:value-type="float" office:value="0.168264627456665" calcext:value-type="float">
            <text:p>0,1682646275</text:p>
          </table:table-cell>
          <table:table-cell office:value-type="float" office:value="0.0648636817932129" calcext:value-type="float">
            <text:p>0,0648636818</text:p>
          </table:table-cell>
        </table:table-row>
        <table:table-row table:style-name="ro1">
          <table:table-cell table:formula="of:=400*ROW()" office:value-type="float" office:value="1600" calcext:value-type="float">
            <text:p>1600</text:p>
          </table:table-cell>
          <table:table-cell office:value-type="float" office:value="0.236394166946411" calcext:value-type="float">
            <text:p>0,2363941669</text:p>
          </table:table-cell>
          <table:table-cell office:value-type="float" office:value="0.0852477550506592" calcext:value-type="float">
            <text:p>0,0852477551</text:p>
          </table:table-cell>
        </table:table-row>
        <table:table-row table:style-name="ro1">
          <table:table-cell table:formula="of:=400*ROW()" office:value-type="float" office:value="2000" calcext:value-type="float">
            <text:p>2000</text:p>
          </table:table-cell>
          <table:table-cell office:value-type="float" office:value="0.269678592681885" calcext:value-type="float">
            <text:p>0,2696785927</text:p>
          </table:table-cell>
          <table:table-cell office:value-type="float" office:value="0.108312368392944" calcext:value-type="float">
            <text:p>0,1083123684</text:p>
          </table:table-cell>
        </table:table-row>
        <table:table-row table:style-name="ro1">
          <table:table-cell table:formula="of:=400*ROW()" office:value-type="float" office:value="2400" calcext:value-type="float">
            <text:p>2400</text:p>
          </table:table-cell>
          <table:table-cell office:value-type="float" office:value="0.336861848831177" calcext:value-type="float">
            <text:p>0,3368618488</text:p>
          </table:table-cell>
          <table:table-cell office:value-type="float" office:value="0.128370046615601" calcext:value-type="float">
            <text:p>0,1283700466</text:p>
          </table:table-cell>
        </table:table-row>
        <table:table-row table:style-name="ro1">
          <table:table-cell table:formula="of:=400*ROW()" office:value-type="float" office:value="2800" calcext:value-type="float">
            <text:p>2800</text:p>
          </table:table-cell>
          <table:table-cell office:value-type="float" office:value="0.402138710021973" calcext:value-type="float">
            <text:p>0,40213871</text:p>
          </table:table-cell>
          <table:table-cell office:value-type="float" office:value="0.151116371154785" calcext:value-type="float">
            <text:p>0,1511163712</text:p>
          </table:table-cell>
        </table:table-row>
        <table:table-row table:style-name="ro1">
          <table:table-cell table:formula="of:=400*ROW()" office:value-type="float" office:value="3200" calcext:value-type="float">
            <text:p>3200</text:p>
          </table:table-cell>
          <table:table-cell office:value-type="float" office:value="0.43540358543396" calcext:value-type="float">
            <text:p>0,4354035854</text:p>
          </table:table-cell>
          <table:table-cell office:value-type="float" office:value="0.17085599899292" calcext:value-type="float">
            <text:p>0,170855999</text:p>
          </table:table-cell>
        </table:table-row>
        <table:table-row table:style-name="ro1">
          <table:table-cell table:formula="of:=400*ROW()" office:value-type="float" office:value="3600" calcext:value-type="float">
            <text:p>3600</text:p>
          </table:table-cell>
          <table:table-cell office:value-type="float" office:value="0.51024866104126" calcext:value-type="float">
            <text:p>0,510248661</text:p>
          </table:table-cell>
          <table:table-cell office:value-type="float" office:value="0.187350511550903" calcext:value-type="float">
            <text:p>0,1873505116</text:p>
          </table:table-cell>
        </table:table-row>
        <table:table-row table:style-name="ro1">
          <table:table-cell table:formula="of:=400*ROW()" office:value-type="float" office:value="4000" calcext:value-type="float">
            <text:p>4000</text:p>
          </table:table-cell>
          <table:table-cell office:value-type="float" office:value="0.536940097808838" calcext:value-type="float">
            <text:p>0,5369400978</text:p>
          </table:table-cell>
          <table:table-cell office:value-type="float" office:value="0.213408231735229" calcext:value-type="float">
            <text:p>0,2134082317</text:p>
          </table:table-cell>
        </table:table-row>
        <table:table-row table:style-name="ro1">
          <table:table-cell table:formula="of:=400*ROW()" office:value-type="float" office:value="4400" calcext:value-type="float">
            <text:p>4400</text:p>
          </table:table-cell>
          <table:table-cell office:value-type="float" office:value="0.603659391403198" calcext:value-type="float">
            <text:p>0,6036593914</text:p>
          </table:table-cell>
          <table:table-cell office:value-type="float" office:value="0.232476472854614" calcext:value-type="float">
            <text:p>0,2324764729</text:p>
          </table:table-cell>
        </table:table-row>
        <table:table-row table:style-name="ro1">
          <table:table-cell table:formula="of:=400*ROW()" office:value-type="float" office:value="4800" calcext:value-type="float">
            <text:p>4800</text:p>
          </table:table-cell>
          <table:table-cell office:value-type="float" office:value="0.672980070114136" calcext:value-type="float">
            <text:p>0,6729800701</text:p>
          </table:table-cell>
          <table:table-cell office:value-type="float" office:value="0.258627414703369" calcext:value-type="float">
            <text:p>0,2586274147</text:p>
          </table:table-cell>
        </table:table-row>
        <table:table-row table:style-name="ro1">
          <table:table-cell table:formula="of:=400*ROW()" office:value-type="float" office:value="5200" calcext:value-type="float">
            <text:p>5200</text:p>
          </table:table-cell>
          <table:table-cell office:value-type="float" office:value="0.706022500991821" calcext:value-type="float">
            <text:p>0,706022501</text:p>
          </table:table-cell>
          <table:table-cell office:value-type="float" office:value="0.271286249160767" calcext:value-type="float">
            <text:p>0,2712862492</text:p>
          </table:table-cell>
        </table:table-row>
        <table:table-row table:style-name="ro1">
          <table:table-cell table:formula="of:=400*ROW()" office:value-type="float" office:value="5600" calcext:value-type="float">
            <text:p>5600</text:p>
          </table:table-cell>
          <table:table-cell office:value-type="float" office:value="0.772833347320556" calcext:value-type="float">
            <text:p>0,7728333473</text:p>
          </table:table-cell>
          <table:table-cell office:value-type="float" office:value="0.293404579162598" calcext:value-type="float">
            <text:p>0,2934045792</text:p>
          </table:table-cell>
        </table:table-row>
        <table:table-row table:style-name="ro1">
          <table:table-cell table:formula="of:=400*ROW()" office:value-type="float" office:value="6000" calcext:value-type="float">
            <text:p>6000</text:p>
          </table:table-cell>
          <table:table-cell office:value-type="float" office:value="0.807779550552368" calcext:value-type="float">
            <text:p>0,8077795506</text:p>
          </table:table-cell>
          <table:table-cell office:value-type="float" office:value="0.31702733039856" calcext:value-type="float">
            <text:p>0,3170273304</text:p>
          </table:table-cell>
        </table:table-row>
        <table:table-row table:style-name="ro1">
          <table:table-cell table:formula="of:=400*ROW()" office:value-type="float" office:value="6400" calcext:value-type="float">
            <text:p>6400</text:p>
          </table:table-cell>
          <table:table-cell office:value-type="float" office:value="0.872217655181885" calcext:value-type="float">
            <text:p>0,8722176552</text:p>
          </table:table-cell>
          <table:table-cell office:value-type="float" office:value="0.336503744125366" calcext:value-type="float">
            <text:p>0,3365037441</text:p>
          </table:table-cell>
        </table:table-row>
        <table:table-row table:style-name="ro1">
          <table:table-cell table:formula="of:=400*ROW()" office:value-type="float" office:value="6800" calcext:value-type="float">
            <text:p>6800</text:p>
          </table:table-cell>
          <table:table-cell office:value-type="float" office:value="0.946393966674805" calcext:value-type="float">
            <text:p>0,9463939667</text:p>
          </table:table-cell>
          <table:table-cell office:value-type="float" office:value="0.354295969009399" calcext:value-type="float">
            <text:p>0,354295969</text:p>
          </table:table-cell>
        </table:table-row>
        <table:table-row table:style-name="ro1">
          <table:table-cell table:formula="of:=400*ROW()" office:value-type="float" office:value="7200" calcext:value-type="float">
            <text:p>7200</text:p>
          </table:table-cell>
          <table:table-cell office:value-type="float" office:value="0.975359201431274" calcext:value-type="float">
            <text:p>0,9753592014</text:p>
          </table:table-cell>
          <table:table-cell office:value-type="float" office:value="0.377939939498901" calcext:value-type="float">
            <text:p>0,3779399395</text:p>
          </table:table-cell>
        </table:table-row>
        <table:table-row table:style-name="ro1">
          <table:table-cell table:formula="of:=400*ROW()" office:value-type="float" office:value="7600" calcext:value-type="float">
            <text:p>7600</text:p>
          </table:table-cell>
          <table:table-cell office:value-type="float" office:value="1.04570388793945" calcext:value-type="float">
            <text:p>1,0457038879</text:p>
          </table:table-cell>
          <table:table-cell office:value-type="float" office:value="0.394128799438477" calcext:value-type="float">
            <text:p>0,3941287994</text:p>
          </table:table-cell>
        </table:table-row>
        <table:table-row table:style-name="ro1">
          <table:table-cell table:formula="of:=400*ROW()" office:value-type="float" office:value="8000" calcext:value-type="float">
            <text:p>8000</text:p>
          </table:table-cell>
          <table:table-cell office:value-type="float" office:value="1.0784912109375" calcext:value-type="float">
            <text:p>1,0784912109</text:p>
          </table:table-cell>
          <table:table-cell office:value-type="float" office:value="0.41961932182312" calcext:value-type="float">
            <text:p>0,4196193218</text:p>
          </table:table-cell>
        </table:table-row>
        <table:table-row table:style-name="ro1">
          <table:table-cell table:formula="of:=400*ROW()" office:value-type="float" office:value="8400" calcext:value-type="float">
            <text:p>8400</text:p>
          </table:table-cell>
          <table:table-cell office:value-type="float" office:value="1.15217423439026" calcext:value-type="float">
            <text:p>1,1521742344</text:p>
          </table:table-cell>
          <table:table-cell office:value-type="float" office:value="0.439786672592163" calcext:value-type="float">
            <text:p>0,4397866726</text:p>
          </table:table-cell>
        </table:table-row>
        <table:table-row table:style-name="ro1">
          <table:table-cell table:formula="of:=400*ROW()" office:value-type="float" office:value="8800" calcext:value-type="float">
            <text:p>8800</text:p>
          </table:table-cell>
          <table:table-cell office:value-type="float" office:value="1.21070909500122" calcext:value-type="float">
            <text:p>1,210709095</text:p>
          </table:table-cell>
          <table:table-cell office:value-type="float" office:value="0.460120677947998" calcext:value-type="float">
            <text:p>0,4601206779</text:p>
          </table:table-cell>
        </table:table-row>
        <table:table-row table:style-name="ro1">
          <table:table-cell table:formula="of:=400*ROW()" office:value-type="float" office:value="9200" calcext:value-type="float">
            <text:p>9200</text:p>
          </table:table-cell>
          <table:table-cell office:value-type="float" office:value="1.24339556694031" calcext:value-type="float">
            <text:p>1,2433955669</text:p>
          </table:table-cell>
          <table:table-cell office:value-type="float" office:value="0.483336448669434" calcext:value-type="float">
            <text:p>0,4833364487</text:p>
          </table:table-cell>
        </table:table-row>
        <table:table-row table:style-name="ro1">
          <table:table-cell table:formula="of:=400*ROW()" office:value-type="float" office:value="9600" calcext:value-type="float">
            <text:p>9600</text:p>
          </table:table-cell>
          <table:table-cell office:value-type="float" office:value="1.3116192817688" calcext:value-type="float">
            <text:p>1,3116192818</text:p>
          </table:table-cell>
          <table:table-cell office:value-type="float" office:value="0.500972509384155" calcext:value-type="float">
            <text:p>0,5009725094</text:p>
          </table:table-cell>
        </table:table-row>
        <table:table-row table:style-name="ro1">
          <table:table-cell table:formula="of:=400*ROW()" office:value-type="float" office:value="10000" calcext:value-type="float">
            <text:p>10000</text:p>
          </table:table-cell>
          <table:table-cell office:value-type="float" office:value="1.34351587295532" calcext:value-type="float">
            <text:p>1,343515873</text:p>
          </table:table-cell>
          <table:table-cell office:value-type="float" office:value="0.5242919921875" calcext:value-type="float">
            <text:p>0,5242919922</text:p>
          </table:table-cell>
        </table:table-row>
        <table:table-row table:style-name="ro1">
          <table:table-cell table:formula="of:=400*ROW()" office:value-type="float" office:value="10400" calcext:value-type="float">
            <text:p>10400</text:p>
          </table:table-cell>
          <table:table-cell office:value-type="float" office:value="1.40927076339722" calcext:value-type="float">
            <text:p>1,4092707634</text:p>
          </table:table-cell>
          <table:table-cell office:value-type="float" office:value="0.54285454750061" calcext:value-type="float">
            <text:p>0,5428545475</text:p>
          </table:table-cell>
        </table:table-row>
        <table:table-row table:style-name="ro1">
          <table:table-cell table:formula="of:=400*ROW()" office:value-type="float" office:value="10800" calcext:value-type="float">
            <text:p>10800</text:p>
          </table:table-cell>
          <table:table-cell office:value-type="float" office:value="1.4757924079895" calcext:value-type="float">
            <text:p>1,475792408</text:p>
          </table:table-cell>
          <table:table-cell office:value-type="float" office:value="0.566219568252564" calcext:value-type="float">
            <text:p>0,5662195683</text:p>
          </table:table-cell>
        </table:table-row>
        <table:table-row table:style-name="ro1">
          <table:table-cell table:formula="of:=400*ROW()" office:value-type="float" office:value="11200" calcext:value-type="float">
            <text:p>11200</text:p>
          </table:table-cell>
          <table:table-cell office:value-type="float" office:value="1.51186490058899" calcext:value-type="float">
            <text:p>1,5118649006</text:p>
          </table:table-cell>
          <table:table-cell office:value-type="float" office:value="0.583383560180664" calcext:value-type="float">
            <text:p>0,5833835602</text:p>
          </table:table-cell>
        </table:table-row>
        <table:table-row table:style-name="ro1">
          <table:table-cell table:formula="of:=400*ROW()" office:value-type="float" office:value="11600" calcext:value-type="float">
            <text:p>11600</text:p>
          </table:table-cell>
          <table:table-cell office:value-type="float" office:value="1.58157515525818" calcext:value-type="float">
            <text:p>1,5815751553</text:p>
          </table:table-cell>
          <table:table-cell office:value-type="float" office:value="0.61086368560791" calcext:value-type="float">
            <text:p>0,6108636856</text:p>
          </table:table-cell>
        </table:table-row>
        <table:table-row table:style-name="ro1">
          <table:table-cell table:formula="of:=400*ROW()" office:value-type="float" office:value="12000" calcext:value-type="float">
            <text:p>12000</text:p>
          </table:table-cell>
          <table:table-cell office:value-type="float" office:value="1.61697793006897" calcext:value-type="float">
            <text:p>1,6169779301</text:p>
          </table:table-cell>
          <table:table-cell office:value-type="float" office:value="0.685205221176147" calcext:value-type="float">
            <text:p>0,6852052212</text:p>
          </table:table-cell>
        </table:table-row>
        <table:table-row table:style-name="ro1">
          <table:table-cell table:formula="of:=400*ROW()" office:value-type="float" office:value="12400" calcext:value-type="float">
            <text:p>12400</text:p>
          </table:table-cell>
          <table:table-cell office:value-type="float" office:value="1.67661070823669" calcext:value-type="float">
            <text:p>1,6766107082</text:p>
          </table:table-cell>
          <table:table-cell office:value-type="float" office:value="0.648579359054565" calcext:value-type="float">
            <text:p>0,6485793591</text:p>
          </table:table-cell>
        </table:table-row>
        <table:table-row table:style-name="ro1">
          <table:table-cell table:formula="of:=400*ROW()" office:value-type="float" office:value="12800" calcext:value-type="float">
            <text:p>12800</text:p>
          </table:table-cell>
          <table:table-cell office:value-type="float" office:value="1.744877576828" calcext:value-type="float">
            <text:p>1,7448775768</text:p>
          </table:table-cell>
          <table:table-cell office:value-type="float" office:value="0.732175827026367" calcext:value-type="float">
            <text:p>0,732175827</text:p>
          </table:table-cell>
        </table:table-row>
        <table:table-row table:style-name="ro1">
          <table:table-cell table:formula="of:=400*ROW()" office:value-type="float" office:value="13200" calcext:value-type="float">
            <text:p>13200</text:p>
          </table:table-cell>
          <table:table-cell office:value-type="float" office:value="1.79231309890747" calcext:value-type="float">
            <text:p>1,7923130989</text:p>
          </table:table-cell>
          <table:table-cell office:value-type="float" office:value="0.721752643585205" calcext:value-type="float">
            <text:p>0,7217526436</text:p>
          </table:table-cell>
        </table:table-row>
        <table:table-row table:style-name="ro1">
          <table:table-cell table:formula="of:=400*ROW()" office:value-type="float" office:value="13600" calcext:value-type="float">
            <text:p>13600</text:p>
          </table:table-cell>
          <table:table-cell office:value-type="float" office:value="1.85526347160339" calcext:value-type="float">
            <text:p>1,8552634716</text:p>
          </table:table-cell>
          <table:table-cell office:value-type="float" office:value="0.737212419509888" calcext:value-type="float">
            <text:p>0,7372124195</text:p>
          </table:table-cell>
        </table:table-row>
        <table:table-row table:style-name="ro1">
          <table:table-cell table:formula="of:=400*ROW()" office:value-type="float" office:value="14000" calcext:value-type="float">
            <text:p>14000</text:p>
          </table:table-cell>
          <table:table-cell office:value-type="float" office:value="1.90669918060303" calcext:value-type="float">
            <text:p>1,9066991806</text:p>
          </table:table-cell>
          <table:table-cell office:value-type="float" office:value="0.762906789779663" calcext:value-type="float">
            <text:p>0,7629067898</text:p>
          </table:table-cell>
        </table:table-row>
        <table:table-row table:style-name="ro1">
          <table:table-cell table:formula="of:=400*ROW()" office:value-type="float" office:value="14400" calcext:value-type="float">
            <text:p>14400</text:p>
          </table:table-cell>
          <table:table-cell office:value-type="float" office:value="1.95811176300049" calcext:value-type="float">
            <text:p>1,958111763</text:p>
          </table:table-cell>
          <table:table-cell office:value-type="float" office:value="0.800710678100586" calcext:value-type="float">
            <text:p>0,8007106781</text:p>
          </table:table-cell>
        </table:table-row>
        <table:table-row table:style-name="ro1">
          <table:table-cell table:formula="of:=400*ROW()" office:value-type="float" office:value="14800" calcext:value-type="float">
            <text:p>14800</text:p>
          </table:table-cell>
          <table:table-cell office:value-type="float" office:value="2.01769328117371" calcext:value-type="float">
            <text:p>2,0176932812</text:p>
          </table:table-cell>
          <table:table-cell office:value-type="float" office:value="0.82744550704956" calcext:value-type="float">
            <text:p>0,827445507</text:p>
          </table:table-cell>
        </table:table-row>
        <table:table-row table:style-name="ro1">
          <table:table-cell table:formula="of:=400*ROW()" office:value-type="float" office:value="15200" calcext:value-type="float">
            <text:p>15200</text:p>
          </table:table-cell>
          <table:table-cell office:value-type="float" office:value="2.04829120635986" calcext:value-type="float">
            <text:p>2,0482912064</text:p>
          </table:table-cell>
          <table:table-cell office:value-type="float" office:value="0.875511884689331" calcext:value-type="float">
            <text:p>0,8755118847</text:p>
          </table:table-cell>
        </table:table-row>
        <table:table-row table:style-name="ro1">
          <table:table-cell table:formula="of:=400*ROW()" office:value-type="float" office:value="15600" calcext:value-type="float">
            <text:p>15600</text:p>
          </table:table-cell>
          <table:table-cell office:value-type="float" office:value="2.11732053756714" calcext:value-type="float">
            <text:p>2,1173205376</text:p>
          </table:table-cell>
          <table:table-cell office:value-type="float" office:value="0.827515602111816" calcext:value-type="float">
            <text:p>0,8275156021</text:p>
          </table:table-cell>
        </table:table-row>
        <table:table-row table:style-name="ro1">
          <table:table-cell table:formula="of:=400*ROW()" office:value-type="float" office:value="16000" calcext:value-type="float">
            <text:p>16000</text:p>
          </table:table-cell>
          <table:table-cell office:value-type="float" office:value="2.14826655387878" calcext:value-type="float">
            <text:p>2,1482665539</text:p>
          </table:table-cell>
          <table:table-cell office:value-type="float" office:value="0.896249294281006" calcext:value-type="float">
            <text:p>0,8962492943</text:p>
          </table:table-cell>
        </table:table-row>
        <table:table-row table:style-name="ro1">
          <table:table-cell table:formula="of:=400*ROW()" office:value-type="float" office:value="16400" calcext:value-type="float">
            <text:p>16400</text:p>
          </table:table-cell>
          <table:table-cell office:value-type="float" office:value="2.21899795532227" calcext:value-type="float">
            <text:p>2,2189979553</text:p>
          </table:table-cell>
          <table:table-cell office:value-type="float" office:value="0.958959579467773" calcext:value-type="float">
            <text:p>0,9589595795</text:p>
          </table:table-cell>
        </table:table-row>
        <table:table-row table:style-name="ro1">
          <table:table-cell table:formula="of:=400*ROW()" office:value-type="float" office:value="16800" calcext:value-type="float">
            <text:p>16800</text:p>
          </table:table-cell>
          <table:table-cell office:value-type="float" office:value="2.28195309638977" calcext:value-type="float">
            <text:p>2,2819530964</text:p>
          </table:table-cell>
          <table:table-cell office:value-type="float" office:value="0.88489294052124" calcext:value-type="float">
            <text:p>0,8848929405</text:p>
          </table:table-cell>
        </table:table-row>
        <table:table-row table:style-name="ro1">
          <table:table-cell table:formula="of:=400*ROW()" office:value-type="float" office:value="17200" calcext:value-type="float">
            <text:p>17200</text:p>
          </table:table-cell>
          <table:table-cell office:value-type="float" office:value="2.32423114776611" calcext:value-type="float">
            <text:p>2,3242311478</text:p>
          </table:table-cell>
          <table:table-cell office:value-type="float" office:value="0.914224863052368" calcext:value-type="float">
            <text:p>0,9142248631</text:p>
          </table:table-cell>
        </table:table-row>
        <table:table-row table:style-name="ro1">
          <table:table-cell table:formula="of:=400*ROW()" office:value-type="float" office:value="17600" calcext:value-type="float">
            <text:p>17600</text:p>
          </table:table-cell>
          <table:table-cell office:value-type="float" office:value="2.3830406665802" calcext:value-type="float">
            <text:p>2,3830406666</text:p>
          </table:table-cell>
          <table:table-cell office:value-type="float" office:value="0.984459400177002" calcext:value-type="float">
            <text:p>0,9844594002</text:p>
          </table:table-cell>
        </table:table-row>
        <table:table-row table:style-name="ro1">
          <table:table-cell table:formula="of:=400*ROW()" office:value-type="float" office:value="18000" calcext:value-type="float">
            <text:p>18000</text:p>
          </table:table-cell>
          <table:table-cell office:value-type="float" office:value="2.42149519920349" calcext:value-type="float">
            <text:p>2,4214951992</text:p>
          </table:table-cell>
          <table:table-cell office:value-type="float" office:value="0.942285060882568" calcext:value-type="float">
            <text:p>0,9422850609</text:p>
          </table:table-cell>
        </table:table-row>
        <table:table-row table:style-name="ro1">
          <table:table-cell table:formula="of:=400*ROW()" office:value-type="float" office:value="18400" calcext:value-type="float">
            <text:p>18400</text:p>
          </table:table-cell>
          <table:table-cell office:value-type="float" office:value="2.48801827430725" calcext:value-type="float">
            <text:p>2,4880182743</text:p>
          </table:table-cell>
          <table:table-cell office:value-type="float" office:value="0.963148593902588" calcext:value-type="float">
            <text:p>0,9631485939</text:p>
          </table:table-cell>
        </table:table-row>
        <table:table-row table:style-name="ro1">
          <table:table-cell table:formula="of:=400*ROW()" office:value-type="float" office:value="18800" calcext:value-type="float">
            <text:p>18800</text:p>
          </table:table-cell>
          <table:table-cell office:value-type="float" office:value="2.55855560302734" calcext:value-type="float">
            <text:p>2,558555603</text:p>
          </table:table-cell>
          <table:table-cell office:value-type="float" office:value="0.979608774185181" calcext:value-type="float">
            <text:p>0,9796087742</text:p>
          </table:table-cell>
        </table:table-row>
        <table:table-row table:style-name="ro1">
          <table:table-cell table:formula="of:=400*ROW()" office:value-type="float" office:value="19200" calcext:value-type="float">
            <text:p>19200</text:p>
          </table:table-cell>
          <table:table-cell office:value-type="float" office:value="2.58331513404846" calcext:value-type="float">
            <text:p>2,583315134</text:p>
          </table:table-cell>
          <table:table-cell office:value-type="float" office:value="1.00818276405334" calcext:value-type="float">
            <text:p>1,0081827641</text:p>
          </table:table-cell>
        </table:table-row>
        <table:table-row table:style-name="ro1">
          <table:table-cell table:formula="of:=400*ROW()" office:value-type="float" office:value="19600" calcext:value-type="float">
            <text:p>19600</text:p>
          </table:table-cell>
          <table:table-cell office:value-type="float" office:value="2.657639503479" calcext:value-type="float">
            <text:p>2,6576395035</text:p>
          </table:table-cell>
          <table:table-cell office:value-type="float" office:value="1.0296528339386" calcext:value-type="float">
            <text:p>1,0296528339</text:p>
          </table:table-cell>
        </table:table-row>
        <table:table-row table:style-name="ro1">
          <table:table-cell table:formula="of:=400*ROW()" office:value-type="float" office:value="20000" calcext:value-type="float">
            <text:p>20000</text:p>
          </table:table-cell>
          <table:table-cell office:value-type="float" office:value="2.69183874130249" calcext:value-type="float">
            <text:p>2,6918387413</text:p>
          </table:table-cell>
          <table:table-cell office:value-type="float" office:value="1.04513764381409" calcext:value-type="float">
            <text:p>1,0451376438</text:p>
          </table:table-cell>
        </table:table-row>
        <table:table-row table:style-name="ro1">
          <table:table-cell table:formula="of:=400*ROW()" office:value-type="float" office:value="20400" calcext:value-type="float">
            <text:p>20400</text:p>
          </table:table-cell>
          <table:table-cell office:value-type="float" office:value="2.76097869873047" calcext:value-type="float">
            <text:p>2,7609786987</text:p>
          </table:table-cell>
          <table:table-cell office:value-type="float" office:value="1.06631541252136" calcext:value-type="float">
            <text:p>1,0663154125</text:p>
          </table:table-cell>
        </table:table-row>
        <table:table-row table:style-name="ro1">
          <table:table-cell table:formula="of:=400*ROW()" office:value-type="float" office:value="20800" calcext:value-type="float">
            <text:p>20800</text:p>
          </table:table-cell>
          <table:table-cell office:value-type="float" office:value="2.82980632781982" calcext:value-type="float">
            <text:p>2,8298063278</text:p>
          </table:table-cell>
          <table:table-cell office:value-type="float" office:value="1.0873589515686" calcext:value-type="float">
            <text:p>1,0873589516</text:p>
          </table:table-cell>
        </table:table-row>
        <table:table-row table:style-name="ro1">
          <table:table-cell table:formula="of:=400*ROW()" office:value-type="float" office:value="21200" calcext:value-type="float">
            <text:p>21200</text:p>
          </table:table-cell>
          <table:table-cell office:value-type="float" office:value="2.85809588432312" calcext:value-type="float">
            <text:p>2,8580958843</text:p>
          </table:table-cell>
          <table:table-cell office:value-type="float" office:value="1.11063241958618" calcext:value-type="float">
            <text:p>1,1106324196</text:p>
          </table:table-cell>
        </table:table-row>
        <table:table-row table:style-name="ro1">
          <table:table-cell table:formula="of:=400*ROW()" office:value-type="float" office:value="21600" calcext:value-type="float">
            <text:p>21600</text:p>
          </table:table-cell>
          <table:table-cell office:value-type="float" office:value="2.9245822429657" calcext:value-type="float">
            <text:p>2,924582243</text:p>
          </table:table-cell>
          <table:table-cell office:value-type="float" office:value="1.13048386573792" calcext:value-type="float">
            <text:p>1,1304838657</text:p>
          </table:table-cell>
        </table:table-row>
        <table:table-row table:style-name="ro1">
          <table:table-cell table:formula="of:=400*ROW()" office:value-type="float" office:value="22000" calcext:value-type="float">
            <text:p>22000</text:p>
          </table:table-cell>
          <table:table-cell office:value-type="float" office:value="2.97097778320312" calcext:value-type="float">
            <text:p>2,9709777832</text:p>
          </table:table-cell>
          <table:table-cell office:value-type="float" office:value="1.16291570663452" calcext:value-type="float">
            <text:p>1,1629157066</text:p>
          </table:table-cell>
        </table:table-row>
        <table:table-row table:style-name="ro1">
          <table:table-cell table:formula="of:=400*ROW()" office:value-type="float" office:value="22400" calcext:value-type="float">
            <text:p>22400</text:p>
          </table:table-cell>
          <table:table-cell office:value-type="float" office:value="3.02828860282898" calcext:value-type="float">
            <text:p>3,0282886028</text:p>
          </table:table-cell>
          <table:table-cell office:value-type="float" office:value="1.16894578933716" calcext:value-type="float">
            <text:p>1,1689457893</text:p>
          </table:table-cell>
        </table:table-row>
        <table:table-row table:style-name="ro1">
          <table:table-cell table:formula="of:=400*ROW()" office:value-type="float" office:value="22800" calcext:value-type="float">
            <text:p>22800</text:p>
          </table:table-cell>
          <table:table-cell office:value-type="float" office:value="3.09063148498535" calcext:value-type="float">
            <text:p>3,090631485</text:p>
          </table:table-cell>
          <table:table-cell office:value-type="float" office:value="1.19145750999451" calcext:value-type="float">
            <text:p>1,19145751</text:p>
          </table:table-cell>
        </table:table-row>
        <table:table-row table:style-name="ro1">
          <table:table-cell table:formula="of:=400*ROW()" office:value-type="float" office:value="23200" calcext:value-type="float">
            <text:p>23200</text:p>
          </table:table-cell>
          <table:table-cell office:value-type="float" office:value="3.1328558921814" calcext:value-type="float">
            <text:p>3,1328558922</text:p>
          </table:table-cell>
          <table:table-cell office:value-type="float" office:value="1.22056531906128" calcext:value-type="float">
            <text:p>1,2205653191</text:p>
          </table:table-cell>
        </table:table-row>
        <table:table-row table:style-name="ro1">
          <table:table-cell table:formula="of:=400*ROW()" office:value-type="float" office:value="23600" calcext:value-type="float">
            <text:p>23600</text:p>
          </table:table-cell>
          <table:table-cell office:value-type="float" office:value="3.18905663490295" calcext:value-type="float">
            <text:p>3,1890566349</text:p>
          </table:table-cell>
          <table:table-cell office:value-type="float" office:value="1.23559713363647" calcext:value-type="float">
            <text:p>1,2355971336</text:p>
          </table:table-cell>
        </table:table-row>
        <table:table-row table:style-name="ro1">
          <table:table-cell table:formula="of:=400*ROW()" office:value-type="float" office:value="24000" calcext:value-type="float">
            <text:p>24000</text:p>
          </table:table-cell>
          <table:table-cell office:value-type="float" office:value="3.24432492256165" calcext:value-type="float">
            <text:p>3,2443249226</text:p>
          </table:table-cell>
          <table:table-cell office:value-type="float" office:value="1.25484871864319" calcext:value-type="float">
            <text:p>1,2548487186</text:p>
          </table:table-cell>
        </table:table-row>
        <table:table-row table:style-name="ro1">
          <table:table-cell table:formula="of:=400*ROW()" office:value-type="float" office:value="24400" calcext:value-type="float">
            <text:p>24400</text:p>
          </table:table-cell>
          <table:table-cell office:value-type="float" office:value="3.29627013206482" calcext:value-type="float">
            <text:p>3,2962701321</text:p>
          </table:table-cell>
          <table:table-cell office:value-type="float" office:value="1.27628493309021" calcext:value-type="float">
            <text:p>1,2762849331</text:p>
          </table:table-cell>
        </table:table-row>
        <table:table-row table:style-name="ro1">
          <table:table-cell table:formula="of:=400*ROW()" office:value-type="float" office:value="24800" calcext:value-type="float">
            <text:p>24800</text:p>
          </table:table-cell>
          <table:table-cell office:value-type="float" office:value="3.36396932601929" calcext:value-type="float">
            <text:p>3,363969326</text:p>
          </table:table-cell>
          <table:table-cell office:value-type="float" office:value="1.3001127243042" calcext:value-type="float">
            <text:p>1,3001127243</text:p>
          </table:table-cell>
        </table:table-row>
        <table:table-row table:style-name="ro1">
          <table:table-cell table:formula="of:=400*ROW()" office:value-type="float" office:value="25200" calcext:value-type="float">
            <text:p>25200</text:p>
          </table:table-cell>
          <table:table-cell office:value-type="float" office:value="3.40198063850403" calcext:value-type="float">
            <text:p>3,4019806385</text:p>
          </table:table-cell>
          <table:table-cell office:value-type="float" office:value="1.32247304916382" calcext:value-type="float">
            <text:p>1,3224730492</text:p>
          </table:table-cell>
        </table:table-row>
        <table:table-row table:style-name="ro1">
          <table:table-cell table:formula="of:=400*ROW()" office:value-type="float" office:value="25600" calcext:value-type="float">
            <text:p>25600</text:p>
          </table:table-cell>
          <table:table-cell office:value-type="float" office:value="3.46760082244873" calcext:value-type="float">
            <text:p>3,4676008224</text:p>
          </table:table-cell>
          <table:table-cell office:value-type="float" office:value="1.39801049232483" calcext:value-type="float">
            <text:p>1,3980104923</text:p>
          </table:table-cell>
        </table:table-row>
        <table:table-row table:style-name="ro1">
          <table:table-cell table:formula="of:=400*ROW()" office:value-type="float" office:value="26000" calcext:value-type="float">
            <text:p>26000</text:p>
          </table:table-cell>
          <table:table-cell office:value-type="float" office:value="3.50336098670959" calcext:value-type="float">
            <text:p>3,5033609867</text:p>
          </table:table-cell>
          <table:table-cell office:value-type="float" office:value="1.35867524147034" calcext:value-type="float">
            <text:p>1,3586752415</text:p>
          </table:table-cell>
        </table:table-row>
        <table:table-row table:style-name="ro1">
          <table:table-cell table:formula="of:=400*ROW()" office:value-type="float" office:value="26400" calcext:value-type="float">
            <text:p>26400</text:p>
          </table:table-cell>
          <table:table-cell office:value-type="float" office:value="3.57059860229492" calcext:value-type="float">
            <text:p>3,5705986023</text:p>
          </table:table-cell>
          <table:table-cell office:value-type="float" office:value="1.38486623764038" calcext:value-type="float">
            <text:p>1,3848662376</text:p>
          </table:table-cell>
        </table:table-row>
        <table:table-row table:style-name="ro1">
          <table:table-cell table:formula="of:=400*ROW()" office:value-type="float" office:value="26800" calcext:value-type="float">
            <text:p>26800</text:p>
          </table:table-cell>
          <table:table-cell office:value-type="float" office:value="3.633385181427" calcext:value-type="float">
            <text:p>3,6333851814</text:p>
          </table:table-cell>
          <table:table-cell office:value-type="float" office:value="1.46740031242371" calcext:value-type="float">
            <text:p>1,4674003124</text:p>
          </table:table-cell>
        </table:table-row>
        <table:table-row table:style-name="ro1">
          <table:table-cell table:formula="of:=400*ROW()" office:value-type="float" office:value="27200" calcext:value-type="float">
            <text:p>27200</text:p>
          </table:table-cell>
          <table:table-cell office:value-type="float" office:value="3.67542743682861" calcext:value-type="float">
            <text:p>3,6754274368</text:p>
          </table:table-cell>
          <table:table-cell office:value-type="float" office:value="1.43875646591187" calcext:value-type="float">
            <text:p>1,4387564659</text:p>
          </table:table-cell>
        </table:table-row>
        <table:table-row table:style-name="ro1">
          <table:table-cell table:formula="of:=400*ROW()" office:value-type="float" office:value="27600" calcext:value-type="float">
            <text:p>27600</text:p>
          </table:table-cell>
          <table:table-cell office:value-type="float" office:value="3.74753761291504" calcext:value-type="float">
            <text:p>3,7475376129</text:p>
          </table:table-cell>
          <table:table-cell office:value-type="float" office:value="1.4560706615448" calcext:value-type="float">
            <text:p>1,4560706615</text:p>
          </table:table-cell>
        </table:table-row>
        <table:table-row table:style-name="ro1">
          <table:table-cell table:formula="of:=400*ROW()" office:value-type="float" office:value="28000" calcext:value-type="float">
            <text:p>28000</text:p>
          </table:table-cell>
          <table:table-cell office:value-type="float" office:value="3.78220319747925" calcext:value-type="float">
            <text:p>3,7822031975</text:p>
          </table:table-cell>
          <table:table-cell office:value-type="float" office:value="1.53185319900513" calcext:value-type="float">
            <text:p>1,531853199</text:p>
          </table:table-cell>
        </table:table-row>
        <table:table-row table:style-name="ro1">
          <table:table-cell table:formula="of:=400*ROW()" office:value-type="float" office:value="28400" calcext:value-type="float">
            <text:p>28400</text:p>
          </table:table-cell>
          <table:table-cell office:value-type="float" office:value="4.00555849075317" calcext:value-type="float">
            <text:p>4,0055584908</text:p>
          </table:table-cell>
          <table:table-cell office:value-type="float" office:value="1.56774306297302" calcext:value-type="float">
            <text:p>1,567743063</text:p>
          </table:table-cell>
        </table:table-row>
        <table:table-row table:style-name="ro1">
          <table:table-cell table:formula="of:=400*ROW()" office:value-type="float" office:value="28800" calcext:value-type="float">
            <text:p>28800</text:p>
          </table:table-cell>
          <table:table-cell office:value-type="float" office:value="3.91041922569275" calcext:value-type="float">
            <text:p>3,9104192257</text:p>
          </table:table-cell>
          <table:table-cell office:value-type="float" office:value="1.51234483718872" calcext:value-type="float">
            <text:p>1,5123448372</text:p>
          </table:table-cell>
        </table:table-row>
        <table:table-row table:style-name="ro1">
          <table:table-cell table:formula="of:=400*ROW()" office:value-type="float" office:value="29200" calcext:value-type="float">
            <text:p>29200</text:p>
          </table:table-cell>
          <table:table-cell office:value-type="float" office:value="3.95839834213257" calcext:value-type="float">
            <text:p>3,9583983421</text:p>
          </table:table-cell>
          <table:table-cell office:value-type="float" office:value="1.65227389335632" calcext:value-type="float">
            <text:p>1,6522738934</text:p>
          </table:table-cell>
        </table:table-row>
        <table:table-row table:style-name="ro1">
          <table:table-cell table:formula="of:=400*ROW()" office:value-type="float" office:value="29600" calcext:value-type="float">
            <text:p>29600</text:p>
          </table:table-cell>
          <table:table-cell office:value-type="float" office:value="4.01160883903503" calcext:value-type="float">
            <text:p>4,011608839</text:p>
          </table:table-cell>
          <table:table-cell office:value-type="float" office:value="1.63061618804932" calcext:value-type="float">
            <text:p>1,630616188</text:p>
          </table:table-cell>
        </table:table-row>
        <table:table-row table:style-name="ro1">
          <table:table-cell table:formula="of:=400*ROW()" office:value-type="float" office:value="30000" calcext:value-type="float">
            <text:p>30000</text:p>
          </table:table-cell>
          <table:table-cell office:value-type="float" office:value="4.05050134658814" calcext:value-type="float">
            <text:p>4,0505013466</text:p>
          </table:table-cell>
          <table:table-cell office:value-type="float" office:value="1.66157388687134" calcext:value-type="float">
            <text:p>1,6615738869</text:p>
          </table:table-cell>
        </table:table-row>
        <table:table-row table:style-name="ro1">
          <table:table-cell table:formula="of:=400*ROW()" office:value-type="float" office:value="30400" calcext:value-type="float">
            <text:p>30400</text:p>
          </table:table-cell>
          <table:table-cell office:value-type="float" office:value="4.12447237968445" calcext:value-type="float">
            <text:p>4,1244723797</text:p>
          </table:table-cell>
          <table:table-cell office:value-type="float" office:value="1.60933923721313" calcext:value-type="float">
            <text:p>1,6093392372</text:p>
          </table:table-cell>
        </table:table-row>
        <table:table-row table:style-name="ro1">
          <table:table-cell table:formula="of:=400*ROW()" office:value-type="float" office:value="30800" calcext:value-type="float">
            <text:p>30800</text:p>
          </table:table-cell>
          <table:table-cell office:value-type="float" office:value="4.19366431236267" calcext:value-type="float">
            <text:p>4,1936643124</text:p>
          </table:table-cell>
          <table:table-cell office:value-type="float" office:value="1.62079167366028" calcext:value-type="float">
            <text:p>1,6207916737</text:p>
          </table:table-cell>
        </table:table-row>
        <table:table-row table:style-name="ro1">
          <table:table-cell table:formula="of:=400*ROW()" office:value-type="float" office:value="31200" calcext:value-type="float">
            <text:p>31200</text:p>
          </table:table-cell>
          <table:table-cell office:value-type="float" office:value="4.21970939636231" calcext:value-type="float">
            <text:p>4,2197093964</text:p>
          </table:table-cell>
          <table:table-cell office:value-type="float" office:value="1.64217829704285" calcext:value-type="float">
            <text:p>1,642178297</text:p>
          </table:table-cell>
        </table:table-row>
        <table:table-row table:style-name="ro1">
          <table:table-cell table:formula="of:=400*ROW()" office:value-type="float" office:value="31600" calcext:value-type="float">
            <text:p>31600</text:p>
          </table:table-cell>
          <table:table-cell office:value-type="float" office:value="4.27596807479858" calcext:value-type="float">
            <text:p>4,2759680748</text:p>
          </table:table-cell>
          <table:table-cell office:value-type="float" office:value="1.65747427940369" calcext:value-type="float">
            <text:p>1,6574742794</text:p>
          </table:table-cell>
        </table:table-row>
        <table:table-row table:style-name="ro1">
          <table:table-cell table:formula="of:=400*ROW()" office:value-type="float" office:value="32000" calcext:value-type="float">
            <text:p>32000</text:p>
          </table:table-cell>
          <table:table-cell office:value-type="float" office:value="4.31343460083008" calcext:value-type="float">
            <text:p>4,3134346008</text:p>
          </table:table-cell>
          <table:table-cell office:value-type="float" office:value="1.6818151473999" calcext:value-type="float">
            <text:p>1,6818151474</text:p>
          </table:table-cell>
        </table:table-row>
        <table:table-row table:style-name="ro1">
          <table:table-cell table:formula="of:=400*ROW()" office:value-type="float" office:value="32400" calcext:value-type="float">
            <text:p>32400</text:p>
          </table:table-cell>
          <table:table-cell office:value-type="float" office:value="4.38262176513672" calcext:value-type="float">
            <text:p>4,3826217651</text:p>
          </table:table-cell>
          <table:table-cell office:value-type="float" office:value="1.70853567123413" calcext:value-type="float">
            <text:p>1,7085356712</text:p>
          </table:table-cell>
        </table:table-row>
        <table:table-row table:style-name="ro1">
          <table:table-cell table:formula="of:=400*ROW()" office:value-type="float" office:value="32800" calcext:value-type="float">
            <text:p>32800</text:p>
          </table:table-cell>
          <table:table-cell office:value-type="float" office:value="4.45589876174927" calcext:value-type="float">
            <text:p>4,4558987617</text:p>
          </table:table-cell>
          <table:table-cell office:value-type="float" office:value="1.72246336936951" calcext:value-type="float">
            <text:p>1,7224633694</text:p>
          </table:table-cell>
        </table:table-row>
        <table:table-row table:style-name="ro1">
          <table:table-cell table:formula="of:=400*ROW()" office:value-type="float" office:value="33200" calcext:value-type="float">
            <text:p>33200</text:p>
          </table:table-cell>
          <table:table-cell office:value-type="float" office:value="4.49610257148743" calcext:value-type="float">
            <text:p>4,4961025715</text:p>
          </table:table-cell>
          <table:table-cell office:value-type="float" office:value="1.74628949165344" calcext:value-type="float">
            <text:p>1,7462894917</text:p>
          </table:table-cell>
        </table:table-row>
        <table:table-row table:style-name="ro1">
          <table:table-cell table:formula="of:=400*ROW()" office:value-type="float" office:value="33600" calcext:value-type="float">
            <text:p>33600</text:p>
          </table:table-cell>
          <table:table-cell office:value-type="float" office:value="4.56998705863953" calcext:value-type="float">
            <text:p>4,5699870586</text:p>
          </table:table-cell>
          <table:table-cell office:value-type="float" office:value="1.7682900428772" calcext:value-type="float">
            <text:p>1,7682900429</text:p>
          </table:table-cell>
        </table:table-row>
        <table:table-row table:style-name="ro1">
          <table:table-cell table:formula="of:=400*ROW()" office:value-type="float" office:value="34000" calcext:value-type="float">
            <text:p>34000</text:p>
          </table:table-cell>
          <table:table-cell office:value-type="float" office:value="4.60209774971008" calcext:value-type="float">
            <text:p>4,6020977497</text:p>
          </table:table-cell>
          <table:table-cell office:value-type="float" office:value="1.7858521938324" calcext:value-type="float">
            <text:p>1,7858521938</text:p>
          </table:table-cell>
        </table:table-row>
        <table:table-row table:style-name="ro1">
          <table:table-cell table:formula="of:=400*ROW()" office:value-type="float" office:value="34400" calcext:value-type="float">
            <text:p>34400</text:p>
          </table:table-cell>
          <table:table-cell office:value-type="float" office:value="4.65749716758728" calcext:value-type="float">
            <text:p>4,6574971676</text:p>
          </table:table-cell>
          <table:table-cell office:value-type="float" office:value="1.81877279281616" calcext:value-type="float">
            <text:p>1,8187727928</text:p>
          </table:table-cell>
        </table:table-row>
        <table:table-row table:style-name="ro1">
          <table:table-cell table:formula="of:=400*ROW()" office:value-type="float" office:value="34800" calcext:value-type="float">
            <text:p>34800</text:p>
          </table:table-cell>
          <table:table-cell office:value-type="float" office:value="4.72981786727905" calcext:value-type="float">
            <text:p>4,7298178673</text:p>
          </table:table-cell>
          <table:table-cell office:value-type="float" office:value="1.82934331893921" calcext:value-type="float">
            <text:p>1,8293433189</text:p>
          </table:table-cell>
        </table:table-row>
        <table:table-row table:style-name="ro1">
          <table:table-cell table:formula="of:=400*ROW()" office:value-type="float" office:value="35200" calcext:value-type="float">
            <text:p>35200</text:p>
          </table:table-cell>
          <table:table-cell office:value-type="float" office:value="4.75659227371216" calcext:value-type="float">
            <text:p>4,7565922737</text:p>
          </table:table-cell>
          <table:table-cell office:value-type="float" office:value="1.85227251052856" calcext:value-type="float">
            <text:p>1,8522725105</text:p>
          </table:table-cell>
        </table:table-row>
        <table:table-row table:style-name="ro1">
          <table:table-cell table:formula="of:=400*ROW()" office:value-type="float" office:value="35600" calcext:value-type="float">
            <text:p>35600</text:p>
          </table:table-cell>
          <table:table-cell office:value-type="float" office:value="4.83401727676392" calcext:value-type="float">
            <text:p>4,8340172768</text:p>
          </table:table-cell>
          <table:table-cell office:value-type="float" office:value="1.86685538291931" calcext:value-type="float">
            <text:p>1,8668553829</text:p>
          </table:table-cell>
        </table:table-row>
        <table:table-row table:style-name="ro1">
          <table:table-cell table:formula="of:=400*ROW()" office:value-type="float" office:value="36000" calcext:value-type="float">
            <text:p>36000</text:p>
          </table:table-cell>
          <table:table-cell office:value-type="float" office:value="4.87034010887146" calcext:value-type="float">
            <text:p>4,8703401089</text:p>
          </table:table-cell>
          <table:table-cell office:value-type="float" office:value="1.89499306678772" calcext:value-type="float">
            <text:p>1,8949930668</text:p>
          </table:table-cell>
        </table:table-row>
        <table:table-row table:style-name="ro1">
          <table:table-cell table:formula="of:=400*ROW()" office:value-type="float" office:value="36400" calcext:value-type="float">
            <text:p>36400</text:p>
          </table:table-cell>
          <table:table-cell office:value-type="float" office:value="4.93243336677551" calcext:value-type="float">
            <text:p>4,9324333668</text:p>
          </table:table-cell>
          <table:table-cell office:value-type="float" office:value="1.96659755706787" calcext:value-type="float">
            <text:p>1,9665975571</text:p>
          </table:table-cell>
        </table:table-row>
        <table:table-row table:style-name="ro1">
          <table:table-cell table:formula="of:=400*ROW()" office:value-type="float" office:value="36800" calcext:value-type="float">
            <text:p>36800</text:p>
          </table:table-cell>
          <table:table-cell office:value-type="float" office:value="4.98902034759522" calcext:value-type="float">
            <text:p>4,9890203476</text:p>
          </table:table-cell>
          <table:table-cell office:value-type="float" office:value="1.94851326942444" calcext:value-type="float">
            <text:p>1,9485132694</text:p>
          </table:table-cell>
        </table:table-row>
        <table:table-row table:style-name="ro1">
          <table:table-cell table:formula="of:=400*ROW()" office:value-type="float" office:value="37200" calcext:value-type="float">
            <text:p>37200</text:p>
          </table:table-cell>
          <table:table-cell office:value-type="float" office:value="5.0252320766449" calcext:value-type="float">
            <text:p>5,0252320766</text:p>
          </table:table-cell>
          <table:table-cell office:value-type="float" office:value="1.97531652450562" calcext:value-type="float">
            <text:p>1,9753165245</text:p>
          </table:table-cell>
        </table:table-row>
        <table:table-row table:style-name="ro1">
          <table:table-cell table:formula="of:=400*ROW()" office:value-type="float" office:value="37600" calcext:value-type="float">
            <text:p>37600</text:p>
          </table:table-cell>
          <table:table-cell office:value-type="float" office:value="5.12253570556641" calcext:value-type="float">
            <text:p>5,1225357056</text:p>
          </table:table-cell>
          <table:table-cell office:value-type="float" office:value="1.9951810836792" calcext:value-type="float">
            <text:p>1,9951810837</text:p>
          </table:table-cell>
        </table:table-row>
        <table:table-row table:style-name="ro1">
          <table:table-cell table:formula="of:=400*ROW()" office:value-type="float" office:value="38000" calcext:value-type="float">
            <text:p>38000</text:p>
          </table:table-cell>
          <table:table-cell office:value-type="float" office:value="5.14678883552551" calcext:value-type="float">
            <text:p>5,1467888355</text:p>
          </table:table-cell>
          <table:table-cell office:value-type="float" office:value="2.00056672096252" calcext:value-type="float">
            <text:p>2,000566721</text:p>
          </table:table-cell>
        </table:table-row>
        <table:table-row table:style-name="ro1">
          <table:table-cell table:formula="of:=400*ROW()" office:value-type="float" office:value="38400" calcext:value-type="float">
            <text:p>38400</text:p>
          </table:table-cell>
          <table:table-cell office:value-type="float" office:value="5.21222376823425" calcext:value-type="float">
            <text:p>5,2122237682</text:p>
          </table:table-cell>
          <table:table-cell office:value-type="float" office:value="2.02970337867737" calcext:value-type="float">
            <text:p>2,0297033787</text:p>
          </table:table-cell>
        </table:table-row>
        <table:table-row table:style-name="ro1">
          <table:table-cell table:formula="of:=400*ROW()" office:value-type="float" office:value="38800" calcext:value-type="float">
            <text:p>38800</text:p>
          </table:table-cell>
          <table:table-cell office:value-type="float" office:value="5.25937581062317" calcext:value-type="float">
            <text:p>5,2593758106</text:p>
          </table:table-cell>
          <table:table-cell office:value-type="float" office:value="2.04613757133484" calcext:value-type="float">
            <text:p>2,0461375713</text:p>
          </table:table-cell>
        </table:table-row>
        <table:table-row table:style-name="ro1">
          <table:table-cell table:formula="of:=400*ROW()" office:value-type="float" office:value="39200" calcext:value-type="float">
            <text:p>39200</text:p>
          </table:table-cell>
          <table:table-cell office:value-type="float" office:value="5.29926705360413" calcext:value-type="float">
            <text:p>5,2992670536</text:p>
          </table:table-cell>
          <table:table-cell office:value-type="float" office:value="2.06311726570129" calcext:value-type="float">
            <text:p>2,0631172657</text:p>
          </table:table-cell>
        </table:table-row>
        <table:table-row table:style-name="ro1">
          <table:table-cell table:formula="of:=400*ROW()" office:value-type="float" office:value="39600" calcext:value-type="float">
            <text:p>39600</text:p>
          </table:table-cell>
          <table:table-cell office:value-type="float" office:value="5.39192295074463" calcext:value-type="float">
            <text:p>5,3919229507</text:p>
          </table:table-cell>
          <table:table-cell office:value-type="float" office:value="2.09182739257812" calcext:value-type="float">
            <text:p>2,0918273926</text:p>
          </table:table-cell>
        </table:table-row>
        <table:table-row table:style-name="ro1">
          <table:table-cell table:formula="of:=400*ROW()" office:value-type="float" office:value="40000" calcext:value-type="float">
            <text:p>40000</text:p>
          </table:table-cell>
          <table:table-cell office:value-type="float" office:value="5.40183186531067" calcext:value-type="float">
            <text:p>5,4018318653</text:p>
          </table:table-cell>
          <table:table-cell office:value-type="float" office:value="2.11408948898315" calcext:value-type="float">
            <text:p>2,1140894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Melo</meta:initial-creator>
    <meta:creation-date>2017-07-11T19:08:07.232801307</meta:creation-date>
    <dc:date>2017-07-11T20:18:27.275631016</dc:date>
    <dc:creator>Gabriel Melo</dc:creator>
    <meta:editing-duration>PT7M5S</meta:editing-duration>
    <meta:editing-cycles>1</meta:editing-cycles>
    <meta:document-statistic meta:table-count="1" meta:cell-count="300" meta:object-count="1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077cm" svg:height="17.319cm" xlink:href=".." xlink:type="simple" chart:class="chart:scatter" chart:style-name="ch1">
        <chart:legend chart:legend-position="end" svg:x="27.92cm" svg:y="8.111cm" style:legend-expansion="high" chart:style-name="ch2"/>
        <chart:plot-area chart:style-name="ch3" table:cell-range-address="Sheet1.A1:Sheet1.C100" chart:data-source-has-labels="row" svg:x="1.612cm" svg:y="0.346cm" svg:width="25.707cm" svg:height="15.646cm">
          <chartooo:coordinate-region svg:x="2.048cm" svg:y="0.545cm" svg:width="24.806cm" svg:height="14.8cm"/>
          <chart:axis chart:dimension="x" chart:name="primary-x" chart:style-name="ch4">
            <chart:title svg:x="12.529cm" svg:y="16.338cm" chart:style-name="ch5">
              <text:p>Quantidade de caracteres</text:p>
            </chart:title>
          </chart:axis>
          <chart:axis chart:dimension="y" chart:name="primary-y" chart:style-name="ch4">
            <chart:title svg:x="0.451cm" svg:y="9.906cm" chart:style-name="ch6">
              <text:p>Tempo de execução (s)</text:p>
            </chart:title>
            <chart:grid chart:style-name="ch7" chart:class="major"/>
          </chart:axis>
          <chart:series chart:style-name="ch8" chart:values-cell-range-address="Sheet1.B1:Sheet1.B100" loext:label-string="&quot;2048 bits&quot;" chart:class="chart:scatter">
            <chart:domain table:cell-range-address="Sheet1.A1:Sheet1.A100"/>
            <chart:data-point chart:repeated="100"/>
          </chart:series>
          <chart:series chart:style-name="ch9" chart:values-cell-range-address="Sheet1.C1:Sheet1.C100" loext:label-string="&quot;781 bits&quot;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48 bits</text:p>
              </table:table-cell>
              <table:table-cell office:value-type="string">
                <text:p>781 bi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A1:Sheet1.A100</svg:desc>
                </draw:g>
              </table:table-cell>
              <table:table-cell office:value-type="float" office:value="0.0677502155303955">
                <text:p>0.0677502155303955</text:p>
                <draw:g>
                  <svg:desc>Sheet1.B1:Sheet1.B100</svg:desc>
                </draw:g>
              </table:table-cell>
              <table:table-cell office:value-type="float" office:value="0.0255706310272217">
                <text:p>0.0255706310272217</text:p>
                <draw:g>
                  <svg:desc>Sheet1.C1:Sheet1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">
                <text:p>800</text:p>
              </table:table-cell>
              <table:table-cell office:value-type="float" office:value="0.13478684425354">
                <text:p>0.13478684425354</text:p>
              </table:table-cell>
              <table:table-cell office:value-type="float" office:value="0.0454356670379639">
                <text:p>0.04543566703796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0.168264627456665">
                <text:p>0.168264627456665</text:p>
              </table:table-cell>
              <table:table-cell office:value-type="float" office:value="0.0648636817932129">
                <text:p>0.0648636817932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">
                <text:p>1600</text:p>
              </table:table-cell>
              <table:table-cell office:value-type="float" office:value="0.236394166946411">
                <text:p>0.236394166946411</text:p>
              </table:table-cell>
              <table:table-cell office:value-type="float" office:value="0.0852477550506592">
                <text:p>0.0852477550506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269678592681885">
                <text:p>0.269678592681885</text:p>
              </table:table-cell>
              <table:table-cell office:value-type="float" office:value="0.108312368392944">
                <text:p>0.1083123683929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">
                <text:p>2400</text:p>
              </table:table-cell>
              <table:table-cell office:value-type="float" office:value="0.336861848831177">
                <text:p>0.336861848831177</text:p>
              </table:table-cell>
              <table:table-cell office:value-type="float" office:value="0.128370046615601">
                <text:p>0.1283700466156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">
                <text:p>2800</text:p>
              </table:table-cell>
              <table:table-cell office:value-type="float" office:value="0.402138710021973">
                <text:p>0.402138710021973</text:p>
              </table:table-cell>
              <table:table-cell office:value-type="float" office:value="0.151116371154785">
                <text:p>0.1511163711547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">
                <text:p>3200</text:p>
              </table:table-cell>
              <table:table-cell office:value-type="float" office:value="0.43540358543396">
                <text:p>0.43540358543396</text:p>
              </table:table-cell>
              <table:table-cell office:value-type="float" office:value="0.17085599899292">
                <text:p>0.17085599899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0.51024866104126">
                <text:p>0.51024866104126</text:p>
              </table:table-cell>
              <table:table-cell office:value-type="float" office:value="0.187350511550903">
                <text:p>0.1873505115509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">
                <text:p>4000</text:p>
              </table:table-cell>
              <table:table-cell office:value-type="float" office:value="0.536940097808838">
                <text:p>0.536940097808838</text:p>
              </table:table-cell>
              <table:table-cell office:value-type="float" office:value="0.213408231735229">
                <text:p>0.2134082317352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">
                <text:p>4400</text:p>
              </table:table-cell>
              <table:table-cell office:value-type="float" office:value="0.603659391403198">
                <text:p>0.603659391403198</text:p>
              </table:table-cell>
              <table:table-cell office:value-type="float" office:value="0.232476472854614">
                <text:p>0.2324764728546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0">
                <text:p>4800</text:p>
              </table:table-cell>
              <table:table-cell office:value-type="float" office:value="0.672980070114136">
                <text:p>0.672980070114136</text:p>
              </table:table-cell>
              <table:table-cell office:value-type="float" office:value="0.258627414703369">
                <text:p>0.2586274147033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">
                <text:p>5200</text:p>
              </table:table-cell>
              <table:table-cell office:value-type="float" office:value="0.706022500991821">
                <text:p>0.706022500991821</text:p>
              </table:table-cell>
              <table:table-cell office:value-type="float" office:value="0.271286249160767">
                <text:p>0.2712862491607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0">
                <text:p>5600</text:p>
              </table:table-cell>
              <table:table-cell office:value-type="float" office:value="0.772833347320556">
                <text:p>0.772833347320556</text:p>
              </table:table-cell>
              <table:table-cell office:value-type="float" office:value="0.293404579162598">
                <text:p>0.2934045791625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">
                <text:p>6000</text:p>
              </table:table-cell>
              <table:table-cell office:value-type="float" office:value="0.807779550552368">
                <text:p>0.807779550552368</text:p>
              </table:table-cell>
              <table:table-cell office:value-type="float" office:value="0.31702733039856">
                <text:p>0.317027330398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">
                <text:p>6400</text:p>
              </table:table-cell>
              <table:table-cell office:value-type="float" office:value="0.872217655181885">
                <text:p>0.872217655181885</text:p>
              </table:table-cell>
              <table:table-cell office:value-type="float" office:value="0.336503744125366">
                <text:p>0.3365037441253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0">
                <text:p>6800</text:p>
              </table:table-cell>
              <table:table-cell office:value-type="float" office:value="0.946393966674805">
                <text:p>0.946393966674805</text:p>
              </table:table-cell>
              <table:table-cell office:value-type="float" office:value="0.354295969009399">
                <text:p>0.3542959690093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0">
                <text:p>7200</text:p>
              </table:table-cell>
              <table:table-cell office:value-type="float" office:value="0.975359201431274">
                <text:p>0.975359201431274</text:p>
              </table:table-cell>
              <table:table-cell office:value-type="float" office:value="0.377939939498901">
                <text:p>0.3779399394989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0">
                <text:p>7600</text:p>
              </table:table-cell>
              <table:table-cell office:value-type="float" office:value="1.04570388793945">
                <text:p>1.04570388793945</text:p>
              </table:table-cell>
              <table:table-cell office:value-type="float" office:value="0.394128799438477">
                <text:p>0.3941287994384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">
                <text:p>8000</text:p>
              </table:table-cell>
              <table:table-cell office:value-type="float" office:value="1.0784912109375">
                <text:p>1.0784912109375</text:p>
              </table:table-cell>
              <table:table-cell office:value-type="float" office:value="0.41961932182312">
                <text:p>0.419619321823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0">
                <text:p>8400</text:p>
              </table:table-cell>
              <table:table-cell office:value-type="float" office:value="1.15217423439026">
                <text:p>1.15217423439026</text:p>
              </table:table-cell>
              <table:table-cell office:value-type="float" office:value="0.439786672592163">
                <text:p>0.4397866725921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0">
                <text:p>8800</text:p>
              </table:table-cell>
              <table:table-cell office:value-type="float" office:value="1.21070909500122">
                <text:p>1.21070909500122</text:p>
              </table:table-cell>
              <table:table-cell office:value-type="float" office:value="0.460120677947998">
                <text:p>0.460120677947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0">
                <text:p>9200</text:p>
              </table:table-cell>
              <table:table-cell office:value-type="float" office:value="1.24339556694031">
                <text:p>1.24339556694031</text:p>
              </table:table-cell>
              <table:table-cell office:value-type="float" office:value="0.483336448669434">
                <text:p>0.4833364486694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0">
                <text:p>9600</text:p>
              </table:table-cell>
              <table:table-cell office:value-type="float" office:value="1.3116192817688">
                <text:p>1.3116192817688</text:p>
              </table:table-cell>
              <table:table-cell office:value-type="float" office:value="0.500972509384155">
                <text:p>0.500972509384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">
                <text:p>10000</text:p>
              </table:table-cell>
              <table:table-cell office:value-type="float" office:value="1.34351587295532">
                <text:p>1.34351587295532</text:p>
              </table:table-cell>
              <table:table-cell office:value-type="float" office:value="0.5242919921875">
                <text:p>0.5242919921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00">
                <text:p>10400</text:p>
              </table:table-cell>
              <table:table-cell office:value-type="float" office:value="1.40927076339722">
                <text:p>1.40927076339722</text:p>
              </table:table-cell>
              <table:table-cell office:value-type="float" office:value="0.54285454750061">
                <text:p>0.542854547500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00">
                <text:p>10800</text:p>
              </table:table-cell>
              <table:table-cell office:value-type="float" office:value="1.4757924079895">
                <text:p>1.4757924079895</text:p>
              </table:table-cell>
              <table:table-cell office:value-type="float" office:value="0.566219568252564">
                <text:p>0.5662195682525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00">
                <text:p>11200</text:p>
              </table:table-cell>
              <table:table-cell office:value-type="float" office:value="1.51186490058899">
                <text:p>1.51186490058899</text:p>
              </table:table-cell>
              <table:table-cell office:value-type="float" office:value="0.583383560180664">
                <text:p>0.5833835601806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600">
                <text:p>11600</text:p>
              </table:table-cell>
              <table:table-cell office:value-type="float" office:value="1.58157515525818">
                <text:p>1.58157515525818</text:p>
              </table:table-cell>
              <table:table-cell office:value-type="float" office:value="0.61086368560791">
                <text:p>0.610863685607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00">
                <text:p>12000</text:p>
              </table:table-cell>
              <table:table-cell office:value-type="float" office:value="1.61697793006897">
                <text:p>1.61697793006897</text:p>
              </table:table-cell>
              <table:table-cell office:value-type="float" office:value="0.685205221176147">
                <text:p>0.6852052211761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400">
                <text:p>12400</text:p>
              </table:table-cell>
              <table:table-cell office:value-type="float" office:value="1.67661070823669">
                <text:p>1.67661070823669</text:p>
              </table:table-cell>
              <table:table-cell office:value-type="float" office:value="0.648579359054565">
                <text:p>0.6485793590545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800">
                <text:p>12800</text:p>
              </table:table-cell>
              <table:table-cell office:value-type="float" office:value="1.744877576828">
                <text:p>1.744877576828</text:p>
              </table:table-cell>
              <table:table-cell office:value-type="float" office:value="0.732175827026367">
                <text:p>0.7321758270263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200">
                <text:p>13200</text:p>
              </table:table-cell>
              <table:table-cell office:value-type="float" office:value="1.79231309890747">
                <text:p>1.79231309890747</text:p>
              </table:table-cell>
              <table:table-cell office:value-type="float" office:value="0.721752643585205">
                <text:p>0.7217526435852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600">
                <text:p>13600</text:p>
              </table:table-cell>
              <table:table-cell office:value-type="float" office:value="1.85526347160339">
                <text:p>1.85526347160339</text:p>
              </table:table-cell>
              <table:table-cell office:value-type="float" office:value="0.737212419509888">
                <text:p>0.7372124195098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000">
                <text:p>14000</text:p>
              </table:table-cell>
              <table:table-cell office:value-type="float" office:value="1.90669918060303">
                <text:p>1.90669918060303</text:p>
              </table:table-cell>
              <table:table-cell office:value-type="float" office:value="0.762906789779663">
                <text:p>0.7629067897796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00">
                <text:p>14400</text:p>
              </table:table-cell>
              <table:table-cell office:value-type="float" office:value="1.95811176300049">
                <text:p>1.95811176300049</text:p>
              </table:table-cell>
              <table:table-cell office:value-type="float" office:value="0.800710678100586">
                <text:p>0.8007106781005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800">
                <text:p>14800</text:p>
              </table:table-cell>
              <table:table-cell office:value-type="float" office:value="2.01769328117371">
                <text:p>2.01769328117371</text:p>
              </table:table-cell>
              <table:table-cell office:value-type="float" office:value="0.82744550704956">
                <text:p>0.827445507049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00">
                <text:p>15200</text:p>
              </table:table-cell>
              <table:table-cell office:value-type="float" office:value="2.04829120635986">
                <text:p>2.04829120635986</text:p>
              </table:table-cell>
              <table:table-cell office:value-type="float" office:value="0.875511884689331">
                <text:p>0.8755118846893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600">
                <text:p>15600</text:p>
              </table:table-cell>
              <table:table-cell office:value-type="float" office:value="2.11732053756714">
                <text:p>2.11732053756714</text:p>
              </table:table-cell>
              <table:table-cell office:value-type="float" office:value="0.827515602111816">
                <text:p>0.8275156021118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000">
                <text:p>16000</text:p>
              </table:table-cell>
              <table:table-cell office:value-type="float" office:value="2.14826655387878">
                <text:p>2.14826655387878</text:p>
              </table:table-cell>
              <table:table-cell office:value-type="float" office:value="0.896249294281006">
                <text:p>0.8962492942810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400">
                <text:p>16400</text:p>
              </table:table-cell>
              <table:table-cell office:value-type="float" office:value="2.21899795532227">
                <text:p>2.21899795532227</text:p>
              </table:table-cell>
              <table:table-cell office:value-type="float" office:value="0.958959579467773">
                <text:p>0.9589595794677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800">
                <text:p>16800</text:p>
              </table:table-cell>
              <table:table-cell office:value-type="float" office:value="2.28195309638977">
                <text:p>2.28195309638977</text:p>
              </table:table-cell>
              <table:table-cell office:value-type="float" office:value="0.88489294052124">
                <text:p>0.884892940521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200">
                <text:p>17200</text:p>
              </table:table-cell>
              <table:table-cell office:value-type="float" office:value="2.32423114776611">
                <text:p>2.32423114776611</text:p>
              </table:table-cell>
              <table:table-cell office:value-type="float" office:value="0.914224863052368">
                <text:p>0.9142248630523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600">
                <text:p>17600</text:p>
              </table:table-cell>
              <table:table-cell office:value-type="float" office:value="2.3830406665802">
                <text:p>2.3830406665802</text:p>
              </table:table-cell>
              <table:table-cell office:value-type="float" office:value="0.984459400177002">
                <text:p>0.984459400177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000">
                <text:p>18000</text:p>
              </table:table-cell>
              <table:table-cell office:value-type="float" office:value="2.42149519920349">
                <text:p>2.42149519920349</text:p>
              </table:table-cell>
              <table:table-cell office:value-type="float" office:value="0.942285060882568">
                <text:p>0.9422850608825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400">
                <text:p>18400</text:p>
              </table:table-cell>
              <table:table-cell office:value-type="float" office:value="2.48801827430725">
                <text:p>2.48801827430725</text:p>
              </table:table-cell>
              <table:table-cell office:value-type="float" office:value="0.963148593902588">
                <text:p>0.9631485939025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800">
                <text:p>18800</text:p>
              </table:table-cell>
              <table:table-cell office:value-type="float" office:value="2.55855560302734">
                <text:p>2.55855560302734</text:p>
              </table:table-cell>
              <table:table-cell office:value-type="float" office:value="0.979608774185181">
                <text:p>0.9796087741851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200">
                <text:p>19200</text:p>
              </table:table-cell>
              <table:table-cell office:value-type="float" office:value="2.58331513404846">
                <text:p>2.58331513404846</text:p>
              </table:table-cell>
              <table:table-cell office:value-type="float" office:value="1.00818276405334">
                <text:p>1.008182764053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00">
                <text:p>19600</text:p>
              </table:table-cell>
              <table:table-cell office:value-type="float" office:value="2.657639503479">
                <text:p>2.657639503479</text:p>
              </table:table-cell>
              <table:table-cell office:value-type="float" office:value="1.0296528339386">
                <text:p>1.02965283393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00">
                <text:p>20000</text:p>
              </table:table-cell>
              <table:table-cell office:value-type="float" office:value="2.69183874130249">
                <text:p>2.69183874130249</text:p>
              </table:table-cell>
              <table:table-cell office:value-type="float" office:value="1.04513764381409">
                <text:p>1.045137643814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400">
                <text:p>20400</text:p>
              </table:table-cell>
              <table:table-cell office:value-type="float" office:value="2.76097869873047">
                <text:p>2.76097869873047</text:p>
              </table:table-cell>
              <table:table-cell office:value-type="float" office:value="1.06631541252136">
                <text:p>1.06631541252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800">
                <text:p>20800</text:p>
              </table:table-cell>
              <table:table-cell office:value-type="float" office:value="2.82980632781982">
                <text:p>2.82980632781982</text:p>
              </table:table-cell>
              <table:table-cell office:value-type="float" office:value="1.0873589515686">
                <text:p>1.08735895156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200">
                <text:p>21200</text:p>
              </table:table-cell>
              <table:table-cell office:value-type="float" office:value="2.85809588432312">
                <text:p>2.85809588432312</text:p>
              </table:table-cell>
              <table:table-cell office:value-type="float" office:value="1.11063241958618">
                <text:p>1.110632419586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600">
                <text:p>21600</text:p>
              </table:table-cell>
              <table:table-cell office:value-type="float" office:value="2.9245822429657">
                <text:p>2.9245822429657</text:p>
              </table:table-cell>
              <table:table-cell office:value-type="float" office:value="1.13048386573792">
                <text:p>1.130483865737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000">
                <text:p>22000</text:p>
              </table:table-cell>
              <table:table-cell office:value-type="float" office:value="2.97097778320312">
                <text:p>2.97097778320312</text:p>
              </table:table-cell>
              <table:table-cell office:value-type="float" office:value="1.16291570663452">
                <text:p>1.162915706634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400">
                <text:p>22400</text:p>
              </table:table-cell>
              <table:table-cell office:value-type="float" office:value="3.02828860282898">
                <text:p>3.02828860282898</text:p>
              </table:table-cell>
              <table:table-cell office:value-type="float" office:value="1.16894578933716">
                <text:p>1.168945789337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800">
                <text:p>22800</text:p>
              </table:table-cell>
              <table:table-cell office:value-type="float" office:value="3.09063148498535">
                <text:p>3.09063148498535</text:p>
              </table:table-cell>
              <table:table-cell office:value-type="float" office:value="1.19145750999451">
                <text:p>1.191457509994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200">
                <text:p>23200</text:p>
              </table:table-cell>
              <table:table-cell office:value-type="float" office:value="3.1328558921814">
                <text:p>3.1328558921814</text:p>
              </table:table-cell>
              <table:table-cell office:value-type="float" office:value="1.22056531906128">
                <text:p>1.22056531906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600">
                <text:p>23600</text:p>
              </table:table-cell>
              <table:table-cell office:value-type="float" office:value="3.18905663490295">
                <text:p>3.18905663490295</text:p>
              </table:table-cell>
              <table:table-cell office:value-type="float" office:value="1.23559713363647">
                <text:p>1.235597133636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000">
                <text:p>24000</text:p>
              </table:table-cell>
              <table:table-cell office:value-type="float" office:value="3.24432492256165">
                <text:p>3.24432492256165</text:p>
              </table:table-cell>
              <table:table-cell office:value-type="float" office:value="1.25484871864319">
                <text:p>1.254848718643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400">
                <text:p>24400</text:p>
              </table:table-cell>
              <table:table-cell office:value-type="float" office:value="3.29627013206482">
                <text:p>3.29627013206482</text:p>
              </table:table-cell>
              <table:table-cell office:value-type="float" office:value="1.27628493309021">
                <text:p>1.276284933090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800">
                <text:p>24800</text:p>
              </table:table-cell>
              <table:table-cell office:value-type="float" office:value="3.36396932601929">
                <text:p>3.36396932601929</text:p>
              </table:table-cell>
              <table:table-cell office:value-type="float" office:value="1.3001127243042">
                <text:p>1.30011272430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200">
                <text:p>25200</text:p>
              </table:table-cell>
              <table:table-cell office:value-type="float" office:value="3.40198063850403">
                <text:p>3.40198063850403</text:p>
              </table:table-cell>
              <table:table-cell office:value-type="float" office:value="1.32247304916382">
                <text:p>1.322473049163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600">
                <text:p>25600</text:p>
              </table:table-cell>
              <table:table-cell office:value-type="float" office:value="3.46760082244873">
                <text:p>3.46760082244873</text:p>
              </table:table-cell>
              <table:table-cell office:value-type="float" office:value="1.39801049232483">
                <text:p>1.398010492324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000">
                <text:p>26000</text:p>
              </table:table-cell>
              <table:table-cell office:value-type="float" office:value="3.50336098670959">
                <text:p>3.50336098670959</text:p>
              </table:table-cell>
              <table:table-cell office:value-type="float" office:value="1.35867524147034">
                <text:p>1.358675241470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400">
                <text:p>26400</text:p>
              </table:table-cell>
              <table:table-cell office:value-type="float" office:value="3.57059860229492">
                <text:p>3.57059860229492</text:p>
              </table:table-cell>
              <table:table-cell office:value-type="float" office:value="1.38486623764038">
                <text:p>1.384866237640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800">
                <text:p>26800</text:p>
              </table:table-cell>
              <table:table-cell office:value-type="float" office:value="3.633385181427">
                <text:p>3.633385181427</text:p>
              </table:table-cell>
              <table:table-cell office:value-type="float" office:value="1.46740031242371">
                <text:p>1.467400312423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200">
                <text:p>27200</text:p>
              </table:table-cell>
              <table:table-cell office:value-type="float" office:value="3.67542743682861">
                <text:p>3.67542743682861</text:p>
              </table:table-cell>
              <table:table-cell office:value-type="float" office:value="1.43875646591187">
                <text:p>1.438756465911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600">
                <text:p>27600</text:p>
              </table:table-cell>
              <table:table-cell office:value-type="float" office:value="3.74753761291504">
                <text:p>3.74753761291504</text:p>
              </table:table-cell>
              <table:table-cell office:value-type="float" office:value="1.4560706615448">
                <text:p>1.45607066154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000">
                <text:p>28000</text:p>
              </table:table-cell>
              <table:table-cell office:value-type="float" office:value="3.78220319747925">
                <text:p>3.78220319747925</text:p>
              </table:table-cell>
              <table:table-cell office:value-type="float" office:value="1.53185319900513">
                <text:p>1.531853199005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400">
                <text:p>28400</text:p>
              </table:table-cell>
              <table:table-cell office:value-type="float" office:value="4.00555849075317">
                <text:p>4.00555849075317</text:p>
              </table:table-cell>
              <table:table-cell office:value-type="float" office:value="1.56774306297302">
                <text:p>1.567743062973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800">
                <text:p>28800</text:p>
              </table:table-cell>
              <table:table-cell office:value-type="float" office:value="3.91041922569275">
                <text:p>3.91041922569275</text:p>
              </table:table-cell>
              <table:table-cell office:value-type="float" office:value="1.51234483718872">
                <text:p>1.512344837188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200">
                <text:p>29200</text:p>
              </table:table-cell>
              <table:table-cell office:value-type="float" office:value="3.95839834213257">
                <text:p>3.95839834213257</text:p>
              </table:table-cell>
              <table:table-cell office:value-type="float" office:value="1.65227389335632">
                <text:p>1.652273893356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600">
                <text:p>29600</text:p>
              </table:table-cell>
              <table:table-cell office:value-type="float" office:value="4.01160883903503">
                <text:p>4.01160883903503</text:p>
              </table:table-cell>
              <table:table-cell office:value-type="float" office:value="1.63061618804932">
                <text:p>1.630616188049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000">
                <text:p>30000</text:p>
              </table:table-cell>
              <table:table-cell office:value-type="float" office:value="4.05050134658814">
                <text:p>4.05050134658814</text:p>
              </table:table-cell>
              <table:table-cell office:value-type="float" office:value="1.66157388687134">
                <text:p>1.661573886871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400">
                <text:p>30400</text:p>
              </table:table-cell>
              <table:table-cell office:value-type="float" office:value="4.12447237968445">
                <text:p>4.12447237968445</text:p>
              </table:table-cell>
              <table:table-cell office:value-type="float" office:value="1.60933923721313">
                <text:p>1.609339237213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800">
                <text:p>30800</text:p>
              </table:table-cell>
              <table:table-cell office:value-type="float" office:value="4.19366431236267">
                <text:p>4.19366431236267</text:p>
              </table:table-cell>
              <table:table-cell office:value-type="float" office:value="1.62079167366028">
                <text:p>1.620791673660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200">
                <text:p>31200</text:p>
              </table:table-cell>
              <table:table-cell office:value-type="float" office:value="4.21970939636231">
                <text:p>4.21970939636231</text:p>
              </table:table-cell>
              <table:table-cell office:value-type="float" office:value="1.64217829704285">
                <text:p>1.642178297042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600">
                <text:p>31600</text:p>
              </table:table-cell>
              <table:table-cell office:value-type="float" office:value="4.27596807479858">
                <text:p>4.27596807479858</text:p>
              </table:table-cell>
              <table:table-cell office:value-type="float" office:value="1.65747427940369">
                <text:p>1.657474279403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000">
                <text:p>32000</text:p>
              </table:table-cell>
              <table:table-cell office:value-type="float" office:value="4.31343460083008">
                <text:p>4.31343460083008</text:p>
              </table:table-cell>
              <table:table-cell office:value-type="float" office:value="1.6818151473999">
                <text:p>1.6818151473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400">
                <text:p>32400</text:p>
              </table:table-cell>
              <table:table-cell office:value-type="float" office:value="4.38262176513672">
                <text:p>4.38262176513672</text:p>
              </table:table-cell>
              <table:table-cell office:value-type="float" office:value="1.70853567123413">
                <text:p>1.708535671234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800">
                <text:p>32800</text:p>
              </table:table-cell>
              <table:table-cell office:value-type="float" office:value="4.45589876174927">
                <text:p>4.45589876174927</text:p>
              </table:table-cell>
              <table:table-cell office:value-type="float" office:value="1.72246336936951">
                <text:p>1.722463369369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200">
                <text:p>33200</text:p>
              </table:table-cell>
              <table:table-cell office:value-type="float" office:value="4.49610257148743">
                <text:p>4.49610257148743</text:p>
              </table:table-cell>
              <table:table-cell office:value-type="float" office:value="1.74628949165344">
                <text:p>1.746289491653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600">
                <text:p>33600</text:p>
              </table:table-cell>
              <table:table-cell office:value-type="float" office:value="4.56998705863953">
                <text:p>4.56998705863953</text:p>
              </table:table-cell>
              <table:table-cell office:value-type="float" office:value="1.7682900428772">
                <text:p>1.76829004287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000">
                <text:p>34000</text:p>
              </table:table-cell>
              <table:table-cell office:value-type="float" office:value="4.60209774971008">
                <text:p>4.60209774971008</text:p>
              </table:table-cell>
              <table:table-cell office:value-type="float" office:value="1.7858521938324">
                <text:p>1.78585219383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400">
                <text:p>34400</text:p>
              </table:table-cell>
              <table:table-cell office:value-type="float" office:value="4.65749716758728">
                <text:p>4.65749716758728</text:p>
              </table:table-cell>
              <table:table-cell office:value-type="float" office:value="1.81877279281616">
                <text:p>1.818772792816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800">
                <text:p>34800</text:p>
              </table:table-cell>
              <table:table-cell office:value-type="float" office:value="4.72981786727905">
                <text:p>4.72981786727905</text:p>
              </table:table-cell>
              <table:table-cell office:value-type="float" office:value="1.82934331893921">
                <text:p>1.829343318939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200">
                <text:p>35200</text:p>
              </table:table-cell>
              <table:table-cell office:value-type="float" office:value="4.75659227371216">
                <text:p>4.75659227371216</text:p>
              </table:table-cell>
              <table:table-cell office:value-type="float" office:value="1.85227251052856">
                <text:p>1.852272510528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600">
                <text:p>35600</text:p>
              </table:table-cell>
              <table:table-cell office:value-type="float" office:value="4.83401727676392">
                <text:p>4.83401727676392</text:p>
              </table:table-cell>
              <table:table-cell office:value-type="float" office:value="1.86685538291931">
                <text:p>1.866855382919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000">
                <text:p>36000</text:p>
              </table:table-cell>
              <table:table-cell office:value-type="float" office:value="4.87034010887146">
                <text:p>4.87034010887146</text:p>
              </table:table-cell>
              <table:table-cell office:value-type="float" office:value="1.89499306678772">
                <text:p>1.894993066787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400">
                <text:p>36400</text:p>
              </table:table-cell>
              <table:table-cell office:value-type="float" office:value="4.93243336677551">
                <text:p>4.93243336677551</text:p>
              </table:table-cell>
              <table:table-cell office:value-type="float" office:value="1.96659755706787">
                <text:p>1.966597557067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800">
                <text:p>36800</text:p>
              </table:table-cell>
              <table:table-cell office:value-type="float" office:value="4.98902034759522">
                <text:p>4.98902034759522</text:p>
              </table:table-cell>
              <table:table-cell office:value-type="float" office:value="1.94851326942444">
                <text:p>1.948513269424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200">
                <text:p>37200</text:p>
              </table:table-cell>
              <table:table-cell office:value-type="float" office:value="5.0252320766449">
                <text:p>5.0252320766449</text:p>
              </table:table-cell>
              <table:table-cell office:value-type="float" office:value="1.97531652450562">
                <text:p>1.975316524505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600">
                <text:p>37600</text:p>
              </table:table-cell>
              <table:table-cell office:value-type="float" office:value="5.12253570556641">
                <text:p>5.12253570556641</text:p>
              </table:table-cell>
              <table:table-cell office:value-type="float" office:value="1.9951810836792">
                <text:p>1.99518108367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000">
                <text:p>38000</text:p>
              </table:table-cell>
              <table:table-cell office:value-type="float" office:value="5.14678883552551">
                <text:p>5.14678883552551</text:p>
              </table:table-cell>
              <table:table-cell office:value-type="float" office:value="2.00056672096252">
                <text:p>2.000566720962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400">
                <text:p>38400</text:p>
              </table:table-cell>
              <table:table-cell office:value-type="float" office:value="5.21222376823425">
                <text:p>5.21222376823425</text:p>
              </table:table-cell>
              <table:table-cell office:value-type="float" office:value="2.02970337867737">
                <text:p>2.029703378677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800">
                <text:p>38800</text:p>
              </table:table-cell>
              <table:table-cell office:value-type="float" office:value="5.25937581062317">
                <text:p>5.25937581062317</text:p>
              </table:table-cell>
              <table:table-cell office:value-type="float" office:value="2.04613757133484">
                <text:p>2.046137571334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200">
                <text:p>39200</text:p>
              </table:table-cell>
              <table:table-cell office:value-type="float" office:value="5.29926705360413">
                <text:p>5.29926705360413</text:p>
              </table:table-cell>
              <table:table-cell office:value-type="float" office:value="2.06311726570129">
                <text:p>2.063117265701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600">
                <text:p>39600</text:p>
              </table:table-cell>
              <table:table-cell office:value-type="float" office:value="5.39192295074463">
                <text:p>5.39192295074463</text:p>
              </table:table-cell>
              <table:table-cell office:value-type="float" office:value="2.09182739257812">
                <text:p>2.091827392578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000">
                <text:p>40000</text:p>
              </table:table-cell>
              <table:table-cell office:value-type="float" office:value="5.40183186531067">
                <text:p>5.40183186531067</text:p>
              </table:table-cell>
              <table:table-cell office:value-type="float" office:value="2.11408948898315">
                <text:p>2.114089488983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